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IME DELAY VALUES FOR THE MONITOR WAIT SUBROUTIN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Clock speed:</text:p>
          </table:table-cell>
          <table:table-cell table:style-name="ce4" office:value-type="float" office:value="2">
            <text:p>2</text:p>
          </table:table-cell>
          <table:table-cell office:value-type="string">
            <text:p>MHz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HEX A</text:p>
          </table:table-cell>
          <table:table-cell table:style-name="ce3" office:value-type="string">
            <text:p>DECIMAL A</text:p>
          </table:table-cell>
          <table:table-cell table:style-name="ce3" office:value-type="string">
            <text:p>CYCLES</text:p>
          </table:table-cell>
          <table:table-cell table:style-name="ce3" office:value-type="string">
            <text:p>MICROSECONDS</text:p>
          </table:table-cell>
          <table:table-cell table:style-name="ce3" office:value-type="string">
            <text:p>MILLISECONDS</text:p>
          </table:table-cell>
        </table:table-row>
        <table:table-row table:style-name="ro1">
          <table:table-cell table:formula="of:=BASE([.B6];16;2)" office:value-type="string" office:string-value="00">
            <text:p>00</text:p>
          </table:table-cell>
          <table:table-cell office:value-type="float" office:value="0">
            <text:p>0</text:p>
          </table:table-cell>
          <table:table-cell table:formula="of:= 13 + 13.5 *[.B6] + 2.5 * [.B6] *[.B6]" office:value-type="float" office:value="13">
            <text:p>13</text:p>
          </table:table-cell>
          <table:table-cell table:formula="of:= [.C6] / [.B3]" office:value-type="float" office:value="6.5">
            <text:p>6.5</text:p>
          </table:table-cell>
          <table:table-cell table:formula="of:= [.D6] / 1000" office:value-type="float" office:value="0.0065">
            <text:p>0.0065</text:p>
          </table:table-cell>
        </table:table-row>
        <table:table-row table:style-name="ro1">
          <table:table-cell table:formula="of:=BASE([.B7];16;2)" office:value-type="string" office:string-value="01">
            <text:p>01</text:p>
          </table:table-cell>
          <table:table-cell office:value-type="float" office:value="1">
            <text:p>1</text:p>
          </table:table-cell>
          <table:table-cell table:formula="of:= 13 + 13.5 *[.B7] + 2.5 * [.B7] *[.B7]" office:value-type="float" office:value="29">
            <text:p>29</text:p>
          </table:table-cell>
          <table:table-cell table:formula="of:= [.C7] / [.B3]" office:value-type="float" office:value="14.5">
            <text:p>14.5</text:p>
          </table:table-cell>
          <table:table-cell table:formula="of:= [.D7] / 1000" office:value-type="float" office:value="0.0145">
            <text:p>0.0145</text:p>
          </table:table-cell>
        </table:table-row>
        <table:table-row table:style-name="ro1">
          <table:table-cell table:formula="of:=BASE([.B8];16;2)" office:value-type="string" office:string-value="02">
            <text:p>02</text:p>
          </table:table-cell>
          <table:table-cell office:value-type="float" office:value="2">
            <text:p>2</text:p>
          </table:table-cell>
          <table:table-cell table:formula="of:= 13 + 13.5 *[.B8] + 2.5 * [.B8] *[.B8]" office:value-type="float" office:value="50">
            <text:p>50</text:p>
          </table:table-cell>
          <table:table-cell table:formula="of:= [.C8] / [.B3]" office:value-type="float" office:value="25">
            <text:p>25</text:p>
          </table:table-cell>
          <table:table-cell table:formula="of:= [.D8] / 1000" office:value-type="float" office:value="0.025">
            <text:p>0.025</text:p>
          </table:table-cell>
        </table:table-row>
        <table:table-row table:style-name="ro1">
          <table:table-cell table:formula="of:=BASE([.B9];16;2)" office:value-type="string" office:string-value="03">
            <text:p>03</text:p>
          </table:table-cell>
          <table:table-cell office:value-type="float" office:value="3">
            <text:p>3</text:p>
          </table:table-cell>
          <table:table-cell table:formula="of:= 13 + 13.5 *[.B9] + 2.5 * [.B9] *[.B9]" office:value-type="float" office:value="76">
            <text:p>76</text:p>
          </table:table-cell>
          <table:table-cell table:formula="of:= [.C9] / [.B3]" office:value-type="float" office:value="38">
            <text:p>38</text:p>
          </table:table-cell>
          <table:table-cell table:formula="of:= [.D9] / 1000" office:value-type="float" office:value="0.038">
            <text:p>0.038</text:p>
          </table:table-cell>
        </table:table-row>
        <table:table-row table:style-name="ro1">
          <table:table-cell table:formula="of:=BASE([.B10];16;2)" office:value-type="string" office:string-value="04">
            <text:p>04</text:p>
          </table:table-cell>
          <table:table-cell office:value-type="float" office:value="4">
            <text:p>4</text:p>
          </table:table-cell>
          <table:table-cell table:formula="of:= 13 + 13.5 *[.B10] + 2.5 * [.B10] *[.B10]" office:value-type="float" office:value="107">
            <text:p>107</text:p>
          </table:table-cell>
          <table:table-cell table:formula="of:= [.C10] / [.B3]" office:value-type="float" office:value="53.5">
            <text:p>53.5</text:p>
          </table:table-cell>
          <table:table-cell table:formula="of:= [.D10] / 1000" office:value-type="float" office:value="0.0535">
            <text:p>0.0535</text:p>
          </table:table-cell>
        </table:table-row>
        <table:table-row table:style-name="ro1">
          <table:table-cell table:formula="of:=BASE([.B11];16;2)" office:value-type="string" office:string-value="05">
            <text:p>05</text:p>
          </table:table-cell>
          <table:table-cell office:value-type="float" office:value="5">
            <text:p>5</text:p>
          </table:table-cell>
          <table:table-cell table:formula="of:= 13 + 13.5 *[.B11] + 2.5 * [.B11] *[.B11]" office:value-type="float" office:value="143">
            <text:p>143</text:p>
          </table:table-cell>
          <table:table-cell table:formula="of:= [.C11] / [.B3]" office:value-type="float" office:value="71.5">
            <text:p>71.5</text:p>
          </table:table-cell>
          <table:table-cell table:formula="of:= [.D11] / 1000" office:value-type="float" office:value="0.0715">
            <text:p>0.0715</text:p>
          </table:table-cell>
        </table:table-row>
        <table:table-row table:style-name="ro1">
          <table:table-cell table:formula="of:=BASE([.B12];16;2)" office:value-type="string" office:string-value="06">
            <text:p>06</text:p>
          </table:table-cell>
          <table:table-cell office:value-type="float" office:value="6">
            <text:p>6</text:p>
          </table:table-cell>
          <table:table-cell table:formula="of:= 13 + 13.5 *[.B12] + 2.5 * [.B12] *[.B12]" office:value-type="float" office:value="184">
            <text:p>184</text:p>
          </table:table-cell>
          <table:table-cell table:formula="of:= [.C12] / [.B3]" office:value-type="float" office:value="92">
            <text:p>92</text:p>
          </table:table-cell>
          <table:table-cell table:formula="of:= [.D12] / 1000" office:value-type="float" office:value="0.092">
            <text:p>0.092</text:p>
          </table:table-cell>
        </table:table-row>
        <table:table-row table:style-name="ro1">
          <table:table-cell table:formula="of:=BASE([.B13];16;2)" office:value-type="string" office:string-value="07">
            <text:p>07</text:p>
          </table:table-cell>
          <table:table-cell office:value-type="float" office:value="7">
            <text:p>7</text:p>
          </table:table-cell>
          <table:table-cell table:formula="of:= 13 + 13.5 *[.B13] + 2.5 * [.B13] *[.B13]" office:value-type="float" office:value="230">
            <text:p>230</text:p>
          </table:table-cell>
          <table:table-cell table:formula="of:= [.C13] / [.B3]" office:value-type="float" office:value="115">
            <text:p>115</text:p>
          </table:table-cell>
          <table:table-cell table:formula="of:= [.D13] / 1000" office:value-type="float" office:value="0.115">
            <text:p>0.115</text:p>
          </table:table-cell>
        </table:table-row>
        <table:table-row table:style-name="ro1">
          <table:table-cell table:formula="of:=BASE([.B14];16;2)" office:value-type="string" office:string-value="08">
            <text:p>08</text:p>
          </table:table-cell>
          <table:table-cell office:value-type="float" office:value="8">
            <text:p>8</text:p>
          </table:table-cell>
          <table:table-cell table:formula="of:= 13 + 13.5 *[.B14] + 2.5 * [.B14] *[.B14]" office:value-type="float" office:value="281">
            <text:p>281</text:p>
          </table:table-cell>
          <table:table-cell table:formula="of:= [.C14] / [.B3]" office:value-type="float" office:value="140.5">
            <text:p>140.5</text:p>
          </table:table-cell>
          <table:table-cell table:formula="of:= [.D14] / 1000" office:value-type="float" office:value="0.1405">
            <text:p>0.1405</text:p>
          </table:table-cell>
        </table:table-row>
        <table:table-row table:style-name="ro1">
          <table:table-cell table:formula="of:=BASE([.B15];16;2)" office:value-type="string" office:string-value="09">
            <text:p>09</text:p>
          </table:table-cell>
          <table:table-cell office:value-type="float" office:value="9">
            <text:p>9</text:p>
          </table:table-cell>
          <table:table-cell table:formula="of:= 13 + 13.5 *[.B15] + 2.5 * [.B15] *[.B15]" office:value-type="float" office:value="337">
            <text:p>337</text:p>
          </table:table-cell>
          <table:table-cell table:formula="of:= [.C15] / [.B3]" office:value-type="float" office:value="168.5">
            <text:p>168.5</text:p>
          </table:table-cell>
          <table:table-cell table:formula="of:= [.D15] / 1000" office:value-type="float" office:value="0.1685">
            <text:p>0.1685</text:p>
          </table:table-cell>
        </table:table-row>
        <table:table-row table:style-name="ro1">
          <table:table-cell table:formula="of:=BASE([.B16];16;2)" office:value-type="string" office:string-value="0A">
            <text:p>0A</text:p>
          </table:table-cell>
          <table:table-cell office:value-type="float" office:value="10">
            <text:p>10</text:p>
          </table:table-cell>
          <table:table-cell table:formula="of:= 13 + 13.5 *[.B16] + 2.5 * [.B16] *[.B16]" office:value-type="float" office:value="398">
            <text:p>398</text:p>
          </table:table-cell>
          <table:table-cell table:formula="of:= [.C16] / [.B3]" office:value-type="float" office:value="199">
            <text:p>199</text:p>
          </table:table-cell>
          <table:table-cell table:formula="of:= [.D16] / 1000" office:value-type="float" office:value="0.199">
            <text:p>0.199</text:p>
          </table:table-cell>
        </table:table-row>
        <table:table-row table:style-name="ro1">
          <table:table-cell table:formula="of:=BASE([.B17];16;2)" office:value-type="string" office:string-value="14">
            <text:p>14</text:p>
          </table:table-cell>
          <table:table-cell office:value-type="float" office:value="20">
            <text:p>20</text:p>
          </table:table-cell>
          <table:table-cell table:formula="of:= 13 + 13.5 *[.B17] + 2.5 * [.B17] *[.B17]" office:value-type="float" office:value="1283">
            <text:p>1283</text:p>
          </table:table-cell>
          <table:table-cell table:formula="of:= [.C17] / [.B3]" office:value-type="float" office:value="641.5">
            <text:p>641.5</text:p>
          </table:table-cell>
          <table:table-cell table:formula="of:= [.D17] / 1000" office:value-type="float" office:value="0.6415">
            <text:p>0.6415</text:p>
          </table:table-cell>
        </table:table-row>
        <table:table-row table:style-name="ro1">
          <table:table-cell table:formula="of:=BASE([.B18];16;2)" office:value-type="string" office:string-value="28">
            <text:p>28</text:p>
          </table:table-cell>
          <table:table-cell office:value-type="float" office:value="40">
            <text:p>40</text:p>
          </table:table-cell>
          <table:table-cell table:formula="of:= 13 + 13.5 *[.B18] + 2.5 * [.B18] *[.B18]" office:value-type="float" office:value="4553">
            <text:p>4553</text:p>
          </table:table-cell>
          <table:table-cell table:formula="of:= [.C18] / [.B3]" office:value-type="float" office:value="2276.5">
            <text:p>2276.5</text:p>
          </table:table-cell>
          <table:table-cell table:formula="of:= [.D18] / 1000" office:value-type="float" office:value="2.2765">
            <text:p>2.2765</text:p>
          </table:table-cell>
        </table:table-row>
        <table:table-row table:style-name="ro1">
          <table:table-cell table:formula="of:=BASE([.B19];16;2)" office:value-type="string" office:string-value="50">
            <text:p>50</text:p>
          </table:table-cell>
          <table:table-cell office:value-type="float" office:value="80">
            <text:p>80</text:p>
          </table:table-cell>
          <table:table-cell table:formula="of:= 13 + 13.5 *[.B19] + 2.5 * [.B19] *[.B19]" office:value-type="float" office:value="17093">
            <text:p>17093</text:p>
          </table:table-cell>
          <table:table-cell table:formula="of:= [.C19] / [.B3]" office:value-type="float" office:value="8546.5">
            <text:p>8546.5</text:p>
          </table:table-cell>
          <table:table-cell table:formula="of:= [.D19] / 1000" office:value-type="float" office:value="8.5465">
            <text:p>8.5465</text:p>
          </table:table-cell>
        </table:table-row>
        <table:table-row table:style-name="ro1">
          <table:table-cell table:formula="of:=BASE([.B20];16;2)" office:value-type="string" office:string-value="64">
            <text:p>64</text:p>
          </table:table-cell>
          <table:table-cell office:value-type="float" office:value="100">
            <text:p>100</text:p>
          </table:table-cell>
          <table:table-cell table:formula="of:= 13 + 13.5 *[.B20] + 2.5 * [.B20] *[.B20]" office:value-type="float" office:value="26363">
            <text:p>26363</text:p>
          </table:table-cell>
          <table:table-cell table:formula="of:= [.C20] / [.B3]" office:value-type="float" office:value="13181.5">
            <text:p>13181.5</text:p>
          </table:table-cell>
          <table:table-cell table:formula="of:= [.D20] / 1000" office:value-type="float" office:value="13.1815">
            <text:p>13.1815</text:p>
          </table:table-cell>
        </table:table-row>
        <table:table-row table:style-name="ro1">
          <table:table-cell table:formula="of:=BASE([.B21];16;2)" office:value-type="string" office:string-value="78">
            <text:p>78</text:p>
          </table:table-cell>
          <table:table-cell office:value-type="float" office:value="120">
            <text:p>120</text:p>
          </table:table-cell>
          <table:table-cell table:formula="of:= 13 + 13.5 *[.B21] + 2.5 * [.B21] *[.B21]" office:value-type="float" office:value="37633">
            <text:p>37633</text:p>
          </table:table-cell>
          <table:table-cell table:formula="of:= [.C21] / [.B3]" office:value-type="float" office:value="18816.5">
            <text:p>18816.5</text:p>
          </table:table-cell>
          <table:table-cell table:formula="of:= [.D21] / 1000" office:value-type="float" office:value="18.8165">
            <text:p>18.8165</text:p>
          </table:table-cell>
        </table:table-row>
        <table:table-row table:style-name="ro1">
          <table:table-cell table:formula="of:=BASE([.B22];16;2)" office:value-type="string" office:string-value="8C">
            <text:p>8C</text:p>
          </table:table-cell>
          <table:table-cell office:value-type="float" office:value="140">
            <text:p>140</text:p>
          </table:table-cell>
          <table:table-cell table:formula="of:= 13 + 13.5 *[.B22] + 2.5 * [.B22] *[.B22]" office:value-type="float" office:value="50903">
            <text:p>50903</text:p>
          </table:table-cell>
          <table:table-cell table:formula="of:= [.C22] / [.B3]" office:value-type="float" office:value="25451.5">
            <text:p>25451.5</text:p>
          </table:table-cell>
          <table:table-cell table:formula="of:= [.D22] / 1000" office:value-type="float" office:value="25.4515">
            <text:p>25.4515</text:p>
          </table:table-cell>
        </table:table-row>
        <table:table-row table:style-name="ro1">
          <table:table-cell table:formula="of:=BASE([.B23];16;2)" office:value-type="string" office:string-value="A0">
            <text:p>A0</text:p>
          </table:table-cell>
          <table:table-cell office:value-type="float" office:value="160">
            <text:p>160</text:p>
          </table:table-cell>
          <table:table-cell table:formula="of:= 13 + 13.5 *[.B23] + 2.5 * [.B23] *[.B23]" office:value-type="float" office:value="66173">
            <text:p>66173</text:p>
          </table:table-cell>
          <table:table-cell table:formula="of:= [.C23] / [.B3]" office:value-type="float" office:value="33086.5">
            <text:p>33086.5</text:p>
          </table:table-cell>
          <table:table-cell table:formula="of:= [.D23] / 1000" office:value-type="float" office:value="33.0865">
            <text:p>33.0865</text:p>
          </table:table-cell>
        </table:table-row>
        <table:table-row table:style-name="ro1">
          <table:table-cell table:formula="of:=BASE([.B24];16;2)" office:value-type="string" office:string-value="B4">
            <text:p>B4</text:p>
          </table:table-cell>
          <table:table-cell office:value-type="float" office:value="180">
            <text:p>180</text:p>
          </table:table-cell>
          <table:table-cell table:formula="of:= 13 + 13.5 *[.B24] + 2.5 * [.B24] *[.B24]" office:value-type="float" office:value="83443">
            <text:p>83443</text:p>
          </table:table-cell>
          <table:table-cell table:formula="of:= [.C24] / [.B3]" office:value-type="float" office:value="41721.5">
            <text:p>41721.5</text:p>
          </table:table-cell>
          <table:table-cell table:formula="of:= [.D24] / 1000" office:value-type="float" office:value="41.7215">
            <text:p>41.7215</text:p>
          </table:table-cell>
        </table:table-row>
        <table:table-row table:style-name="ro1">
          <table:table-cell table:formula="of:=BASE([.B25];16;2)" office:value-type="string" office:string-value="C8">
            <text:p>C8</text:p>
          </table:table-cell>
          <table:table-cell office:value-type="float" office:value="200">
            <text:p>200</text:p>
          </table:table-cell>
          <table:table-cell table:formula="of:= 13 + 13.5 *[.B25] + 2.5 * [.B25] *[.B25]" office:value-type="float" office:value="102713">
            <text:p>102713</text:p>
          </table:table-cell>
          <table:table-cell table:formula="of:= [.C25] / [.B3]" office:value-type="float" office:value="51356.5">
            <text:p>51356.5</text:p>
          </table:table-cell>
          <table:table-cell table:formula="of:= [.D25] / 1000" office:value-type="float" office:value="51.3565">
            <text:p>51.3565</text:p>
          </table:table-cell>
        </table:table-row>
        <table:table-row table:style-name="ro1">
          <table:table-cell table:formula="of:=BASE([.B26];16;2)" office:value-type="string" office:string-value="DC">
            <text:p>DC</text:p>
          </table:table-cell>
          <table:table-cell office:value-type="float" office:value="220">
            <text:p>220</text:p>
          </table:table-cell>
          <table:table-cell table:formula="of:= 13 + 13.5 *[.B26] + 2.5 * [.B26] *[.B26]" office:value-type="float" office:value="123983">
            <text:p>123983</text:p>
          </table:table-cell>
          <table:table-cell table:formula="of:= [.C26] / [.B3]" office:value-type="float" office:value="61991.5">
            <text:p>61991.5</text:p>
          </table:table-cell>
          <table:table-cell table:formula="of:= [.D26] / 1000" office:value-type="float" office:value="61.9915">
            <text:p>61.9915</text:p>
          </table:table-cell>
        </table:table-row>
        <table:table-row table:style-name="ro1">
          <table:table-cell table:formula="of:=BASE([.B27];16;2)" office:value-type="string" office:string-value="F0">
            <text:p>F0</text:p>
          </table:table-cell>
          <table:table-cell office:value-type="float" office:value="240">
            <text:p>240</text:p>
          </table:table-cell>
          <table:table-cell table:formula="of:= 13 + 13.5 *[.B27] + 2.5 * [.B27] *[.B27]" office:value-type="float" office:value="147253">
            <text:p>147253</text:p>
          </table:table-cell>
          <table:table-cell table:formula="of:= [.C27] / [.B3]" office:value-type="float" office:value="73626.5">
            <text:p>73626.5</text:p>
          </table:table-cell>
          <table:table-cell table:formula="of:= [.D27] / 1000" office:value-type="float" office:value="73.6265">
            <text:p>73.6265</text:p>
          </table:table-cell>
        </table:table-row>
        <table:table-row table:style-name="ro1">
          <table:table-cell table:formula="of:=BASE([.B28];16;2)" office:value-type="string" office:string-value="FA">
            <text:p>FA</text:p>
          </table:table-cell>
          <table:table-cell office:value-type="float" office:value="250">
            <text:p>250</text:p>
          </table:table-cell>
          <table:table-cell table:formula="of:= 13 + 13.5 *[.B28] + 2.5 * [.B28] *[.B28]" office:value-type="float" office:value="159638">
            <text:p>159638</text:p>
          </table:table-cell>
          <table:table-cell table:formula="of:= [.C28] / [.B3]" office:value-type="float" office:value="79819">
            <text:p>79819</text:p>
          </table:table-cell>
          <table:table-cell table:formula="of:= [.D28] / 1000" office:value-type="float" office:value="79.819">
            <text:p>79.819</text:p>
          </table:table-cell>
        </table:table-row>
        <table:table-row table:style-name="ro1">
          <table:table-cell table:formula="of:=BASE([.B29];16;2)" office:value-type="string" office:string-value="FF">
            <text:p>FF</text:p>
          </table:table-cell>
          <table:table-cell office:value-type="float" office:value="255">
            <text:p>255</text:p>
          </table:table-cell>
          <table:table-cell table:formula="of:= 13 + 13.5 *[.B29] + 2.5 * [.B29] *[.B29]" office:value-type="float" office:value="166018">
            <text:p>166018</text:p>
          </table:table-cell>
          <table:table-cell table:formula="of:= [.C29] / [.B3]" office:value-type="float" office:value="83009">
            <text:p>83009</text:p>
          </table:table-cell>
          <table:table-cell table:formula="of:= [.D29] / 1000" office:value-type="float" office:value="83.009">
            <text:p>83.00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21:33:40</meta:creation-date>
    <dc:date>2012-05-08T21:50:13</dc:date>
    <meta:editing-duration>PT15M28S</meta:editing-duration>
    <meta:editing-cycles>20</meta:editing-cycles>
    <meta:generator>LibreOffice/3.5$Linux_x86 LibreOffice_project/350m1$Build-202</meta:generator>
    <meta:document-statistic meta:table-count="3" meta:cell-count="129" meta:object-count="0"/>
  </office:meta>
</office:document-meta>
</file>